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0.3189in"/>
    </style:style>
    <style:style style:name="co3" style:family="table-column">
      <style:table-column-properties fo:break-before="auto" style:column-width="0.3516in"/>
    </style:style>
    <style:style style:name="co4" style:family="table-column">
      <style:table-column-properties fo:break-before="auto" style:column-width="1.07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1"/>
    <style:style style:name="ce2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4772in" svg:y="2.0008in">
            <draw:object draw:notify-on-update-of-ranges="Sheet1.D3:Sheet1.D10 Sheet1.E2:Sheet1.E2 Sheet1.E3:Sheet1.E10 Sheet1.D3:Sheet1.D10 Sheet1.F2:Sheet1.F2 Sheet1.F3:Sheet1.F10 Sheet1.D3:Sheet1.D10 Sheet1.G2:Sheet1.G2 Sheet1.G3:Sheet1.G10 Sheet1.D3:Sheet1.D10 Sheet1.H2:Sheet1.H2 Sheet1.H3:Sheet1.H10 Sheet1.D3:Sheet1.D10 Sheet1.I2:Sheet1.I2 Sheet1.I3:Sheet1.I10 Sheet1.D3:Sheet1.D10 Sheet1.J2:Sheet1.J2 Sheet1.J3:Sheet1.J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number-columns-repeated="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refine</text:p>
          </table:table-cell>
          <table:table-cell office:value-type="string">
            <text:p>1/h</text:p>
          </table:table-cell>
          <table:table-cell table:style-name="ce1" office:value-type="string">
            <text:p>u_l1</text:p>
          </table:table-cell>
          <table:table-cell table:style-name="ce1" office:value-type="string">
            <text:p>p_l1</text:p>
          </table:table-cell>
          <table:table-cell table:style-name="ce1" office:value-type="string">
            <text:p>u_l2</text:p>
          </table:table-cell>
          <table:table-cell table:style-name="ce1" office:value-type="string">
            <text:p>p_l2</text:p>
          </table:table-cell>
          <table:table-cell table:style-name="ce1" office:value-type="string">
            <text:p>Order 3</text:p>
          </table:table-cell>
          <table:table-cell table:style-name="ce1" office:value-type="string">
            <text:p>Order 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POWER(2;[.C3])" office:value-type="float" office:value="2">
            <text:p>2</text:p>
          </table:table-cell>
          <table:table-cell table:style-name="ce1" office:value-type="float" office:value="0.00001474411">
            <text:p>1.474411E-005</text:p>
          </table:table-cell>
          <table:table-cell table:style-name="ce2" office:value-type="float" office:value="0.03375105">
            <text:p>0.03375105</text:p>
          </table:table-cell>
          <table:table-cell table:style-name="ce2" office:value-type="float" office:value="0.0000222205">
            <text:p>0.0000222205</text:p>
          </table:table-cell>
          <table:table-cell table:style-name="ce2" office:value-type="float" office:value="0.04865272">
            <text:p>0.04865272</text:p>
          </table:table-cell>
          <table:table-cell table:formula="of:=0.00001*POWER([.$D3];-3)" office:value-type="float" office:value="0.00000125">
            <text:p>0.00000125</text:p>
          </table:table-cell>
          <table:table-cell table:formula="of:=0.01*POWER([.$D3];-2)" office:value-type="float" office:value="0.0025">
            <text:p>0.00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POWER(2;[.C4])" office:value-type="float" office:value="4">
            <text:p>4</text:p>
          </table:table-cell>
          <table:table-cell table:style-name="ce1" office:value-type="float" office:value="0.000005054534">
            <text:p>5.054534E-006</text:p>
          </table:table-cell>
          <table:table-cell table:style-name="ce2" office:value-type="float" office:value="0.01492377">
            <text:p>0.01492377</text:p>
          </table:table-cell>
          <table:table-cell table:style-name="ce2" office:value-type="float" office:value="0.000007343796">
            <text:p>0.000007343796</text:p>
          </table:table-cell>
          <table:table-cell table:style-name="ce2" office:value-type="float" office:value="0.01993999">
            <text:p>0.01993999</text:p>
          </table:table-cell>
          <table:table-cell table:formula="of:=0.00001*POWER([.$D4];-3)" office:value-type="float" office:value="0.00000015625">
            <text:p>1.5625E-007</text:p>
          </table:table-cell>
          <table:table-cell table:formula="of:=0.01*POWER([.$D4];-2)" office:value-type="float" office:value="0.000625">
            <text:p>0.0006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POWER(2;[.C5])" office:value-type="float" office:value="8">
            <text:p>8</text:p>
          </table:table-cell>
          <table:table-cell table:style-name="ce1" office:value-type="float" office:value="0.000000571048">
            <text:p>5.710480E-007</text:p>
          </table:table-cell>
          <table:table-cell table:style-name="ce2" office:value-type="float" office:value="0.002769675">
            <text:p>0.002769675</text:p>
          </table:table-cell>
          <table:table-cell table:style-name="ce2" office:value-type="float" office:value="0.000001071154">
            <text:p>0.000001071154</text:p>
          </table:table-cell>
          <table:table-cell table:style-name="ce2" office:value-type="float" office:value="0.004210752">
            <text:p>0.004210752</text:p>
          </table:table-cell>
          <table:table-cell table:formula="of:=0.00001*POWER([.$D5];-3)" office:value-type="float" office:value="0.00000001953125">
            <text:p>1.953125E-008</text:p>
          </table:table-cell>
          <table:table-cell table:formula="of:=0.01*POWER([.$D5];-2)" office:value-type="float" office:value="0.00015625">
            <text:p>0.000156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POWER(2;[.C6])" office:value-type="float" office:value="16">
            <text:p>16</text:p>
          </table:table-cell>
          <table:table-cell table:style-name="ce1" office:value-type="float" office:value="0.00000009024063">
            <text:p>9.024063E-008</text:p>
          </table:table-cell>
          <table:table-cell table:style-name="ce2" office:value-type="float" office:value="0.0006588197">
            <text:p>0.0006588197</text:p>
          </table:table-cell>
          <table:table-cell table:style-name="ce2" office:value-type="float" office:value="0.0000002330068">
            <text:p>0.0000002330068</text:p>
          </table:table-cell>
          <table:table-cell table:style-name="ce2" office:value-type="float" office:value="0.001068891">
            <text:p>0.001068891</text:p>
          </table:table-cell>
          <table:table-cell table:formula="of:=0.00001*POWER([.$D6];-3)" office:value-type="float" office:value="0.00000000244140625">
            <text:p>2.44140625E-009</text:p>
          </table:table-cell>
          <table:table-cell table:formula="of:=0.01*POWER([.$D6];-2)" office:value-type="float" office:value="0.0000390625">
            <text:p>3.90625E-0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POWER(2;[.C7])" office:value-type="float" office:value="32">
            <text:p>32</text:p>
          </table:table-cell>
          <table:table-cell table:style-name="ce1" office:value-type="float" office:value="0.00000001255328">
            <text:p>1.255328E-008</text:p>
          </table:table-cell>
          <table:table-cell table:style-name="ce2" office:value-type="float" office:value="0.0001599237">
            <text:p>0.0001599237</text:p>
          </table:table-cell>
          <table:table-cell table:style-name="ce2" office:value-type="float" office:value="0.00000003451273">
            <text:p>0.00000003451273</text:p>
          </table:table-cell>
          <table:table-cell table:style-name="ce2" office:value-type="float" office:value="0.0002647015">
            <text:p>0.0002647015</text:p>
          </table:table-cell>
          <table:table-cell table:formula="of:=0.00001*POWER([.$D7];-3)" office:value-type="float" office:value="0.00000000030517578125">
            <text:p>3.0517578125E-010</text:p>
          </table:table-cell>
          <table:table-cell table:formula="of:=0.01*POWER([.$D7];-2)" office:value-type="float" office:value="0.000009765625">
            <text:p>9.765625E-0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POWER(2;[.C8])" office:value-type="float" office:value="64">
            <text:p>64</text:p>
          </table:table-cell>
          <table:table-cell table:style-name="ce1" office:value-type="float" office:value="0.000000001603867">
            <text:p>1.603867E-009</text:p>
          </table:table-cell>
          <table:table-cell table:style-name="ce2" office:value-type="float" office:value="0.00003975905">
            <text:p>0.00003975905</text:p>
          </table:table-cell>
          <table:table-cell table:style-name="ce2" office:value-type="float" office:value="0.000000004499712">
            <text:p>0.000000004499712</text:p>
          </table:table-cell>
          <table:table-cell table:style-name="ce2" office:value-type="float" office:value="0.00006568007">
            <text:p>0.00006568007</text:p>
          </table:table-cell>
          <table:table-cell table:formula="of:=0.00001*POWER([.$D8];-3)" office:value-type="float" office:value="0.00000000003814697265625">
            <text:p>3.814697265625E-011</text:p>
          </table:table-cell>
          <table:table-cell table:formula="of:=0.01*POWER([.$D8];-2)" office:value-type="float" office:value="0.00000244140625">
            <text:p>2.44140625E-00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POWER(2;[.C9])" office:value-type="float" office:value="128">
            <text:p>128</text:p>
          </table:table-cell>
          <table:table-cell table:style-name="ce1" office:value-type="float" office:value="0.0000000002022709">
            <text:p>2.022709E-010</text:p>
          </table:table-cell>
          <table:table-cell table:style-name="ce2" office:value-type="float" office:value="0.000009929343">
            <text:p>0.000009929343</text:p>
          </table:table-cell>
          <table:table-cell table:style-name="ce2" office:value-type="float" office:value="0.0000000005692959">
            <text:p>0.0000000005692959</text:p>
          </table:table-cell>
          <table:table-cell table:style-name="ce2" office:value-type="float" office:value="0.00001637441">
            <text:p>0.00001637441</text:p>
          </table:table-cell>
          <table:table-cell table:formula="of:=0.00001*POWER([.$D9];-3)" office:value-type="float" office:value="0.00000000000476837158203125">
            <text:p>4.76837158203125E-012</text:p>
          </table:table-cell>
          <table:table-cell table:formula="of:=0.01*POWER([.$D9];-2)" office:value-type="float" office:value="0.0000006103515625">
            <text:p>6.103515625E-00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POWER(2;[.C10])" office:value-type="float" office:value="256">
            <text:p>256</text:p>
          </table:table-cell>
          <table:table-cell table:style-name="ce1" office:value-type="float" office:value="0.00000000002638631">
            <text:p>2.638631E-011</text:p>
          </table:table-cell>
          <table:table-cell table:style-name="ce1" office:value-type="float" office:value="0.000002480477">
            <text:p>2.480477E-006</text:p>
          </table:table-cell>
          <table:table-cell office:value-type="float" office:value="0.00000000007294713">
            <text:p>7.294713E-011</text:p>
          </table:table-cell>
          <table:table-cell office:value-type="float" office:value="0.000004090539">
            <text:p>4.090539E-006</text:p>
          </table:table-cell>
          <table:table-cell table:formula="of:=0.00001*POWER([.$D10];-3)" office:value-type="float" office:value="0.000000000000596046447753906">
            <text:p>5.96046447753906E-013</text:p>
          </table:table-cell>
          <table:table-cell table:formula="of:=0.01*POWER([.$D10];-2)" office:value-type="float" office:value="0.000000152587890625">
            <text:p>1.52587890625E-007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 table:number-rows-repeated="7">
          <table:table-cell table:number-columns-repeated="4"/>
          <table:table-cell table:style-name="ce1" table:number-columns-repeated="4"/>
          <table:table-cell table:number-columns-repeated="4"/>
          <table:table-cell table:style-name="ce2"/>
        </table:table-row>
        <table:table-row table:style-name="ro1">
          <table:table-cell table:number-columns-repeated="4"/>
          <table:table-cell table:style-name="ce1" table:number-columns-repeated="4"/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ce1" table:number-columns-repeated="6"/>
          <table:table-cell table:number-columns-repeated="3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number-columns-repeated="5"/>
          <table:table-cell table:style-name="ce2"/>
          <table:table-cell table:number-columns-repeated="7"/>
        </table:table-row>
        <table:table-row table:style-name="ro1" table:number-rows-repeated="24">
          <table:table-cell table:number-columns-repeated="13"/>
        </table:table-row>
        <table:table-row table:style-name="ro1"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2"/>
          <table:table-cell table:number-columns-repeated="7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6" number:min-integer-digits="1" number:min-exponent-digits="3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04/11/2012</text:date>, <text:time>17:5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11T16:06:50</meta:creation-date>
    <meta:editing-duration>PT55M1S</meta:editing-duration>
    <meta:editing-cycles>5</meta:editing-cycles>
    <meta:generator>LibreOffice/3.4$Unix LibreOffice_project/340m1$Build-1505</meta:generator>
    <dc:date>2012-04-11T17:52:28</dc:date>
    <meta:document-statistic meta:table-count="3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21">
      <number:scientific-number number:decimal-places="6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0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Fine_20_Dashed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18cm" svg:y="2.956cm" style:legend-expansion="high" chart:style-name="ch2"/>
        <chart:plot-area chart:style-name="ch3" table:cell-range-address="Sheet1.D3:Sheet1.J10 Sheet1.E2:Sheet1.J2" chart:data-source-has-labels="row" svg:x="0.77cm" svg:y="0.855cm" svg:width="11.308cm" svg:height="7.545cm">
          <chartooo:coordinate-region svg:x="3.905cm" svg:y="1.054cm" svg:width="7.801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3:Sheet1.E10" chart:label-cell-address="Sheet1.E2:Sheet1.E2" chart:class="chart:scatter">
            <chart:domain table:cell-range-address="Sheet1.D3:Sheet1.D10"/>
            <chart:data-point chart:repeated="8"/>
          </chart:series>
          <chart:series chart:style-name="ch8" chart:values-cell-range-address="Sheet1.F3:Sheet1.F10" chart:label-cell-address="Sheet1.F2:Sheet1.F2" chart:class="chart:scatter">
            <chart:data-point chart:repeated="8"/>
          </chart:series>
          <chart:series chart:style-name="ch9" chart:values-cell-range-address="Sheet1.G3:Sheet1.G10" chart:label-cell-address="Sheet1.G2:Sheet1.G2" chart:class="chart:scatter">
            <chart:data-point chart:repeated="8"/>
          </chart:series>
          <chart:series chart:style-name="ch10" chart:values-cell-range-address="Sheet1.H3:Sheet1.H10" chart:label-cell-address="Sheet1.H2:Sheet1.H2" chart:class="chart:scatter">
            <chart:data-point chart:repeated="8"/>
          </chart:series>
          <chart:series chart:style-name="ch11" chart:values-cell-range-address="Sheet1.I3:Sheet1.I10" chart:label-cell-address="Sheet1.I2:Sheet1.I2" chart:class="chart:scatter">
            <chart:data-point chart:repeated="8"/>
          </chart:series>
          <chart:series chart:style-name="ch12" chart:values-cell-range-address="Sheet1.J3:Sheet1.J10" chart:label-cell-address="Sheet1.J2:Sheet1.J2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u_l1</text:p>
                <draw:g>
                  <svg:desc>Sheet1.E2:Sheet1.E2</svg:desc>
                </draw:g>
              </table:table-cell>
              <table:table-cell office:value-type="string">
                <text:p>p_l1</text:p>
                <draw:g>
                  <svg:desc>Sheet1.F2:Sheet1.F2</svg:desc>
                </draw:g>
              </table:table-cell>
              <table:table-cell office:value-type="string">
                <text:p>u_l2</text:p>
                <draw:g>
                  <svg:desc>Sheet1.G2:Sheet1.G2</svg:desc>
                </draw:g>
              </table:table-cell>
              <table:table-cell office:value-type="string">
                <text:p>p_l2</text:p>
                <draw:g>
                  <svg:desc>Sheet1.H2:Sheet1.H2</svg:desc>
                </draw:g>
              </table:table-cell>
              <table:table-cell office:value-type="string">
                <text:p>Order 3</text:p>
                <draw:g>
                  <svg:desc>Sheet1.I2:Sheet1.I2</svg:desc>
                </draw:g>
              </table:table-cell>
              <table:table-cell office:value-type="string">
                <text:p>Order 2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D3:Sheet1.D10</svg:desc>
                </draw:g>
              </table:table-cell>
              <table:table-cell office:value-type="float" office:value="0.00001474411">
                <text:p>0.00001474411</text:p>
                <draw:g>
                  <svg:desc>Sheet1.E3:Sheet1.E10</svg:desc>
                </draw:g>
              </table:table-cell>
              <table:table-cell office:value-type="float" office:value="0.03375105">
                <text:p>0.03375105</text:p>
                <draw:g>
                  <svg:desc>Sheet1.F3:Sheet1.F10</svg:desc>
                </draw:g>
              </table:table-cell>
              <table:table-cell office:value-type="float" office:value="0.0000222205">
                <text:p>0.0000222205</text:p>
                <draw:g>
                  <svg:desc>Sheet1.G3:Sheet1.G10</svg:desc>
                </draw:g>
              </table:table-cell>
              <table:table-cell office:value-type="float" office:value="0.04865272">
                <text:p>0.04865272</text:p>
                <draw:g>
                  <svg:desc>Sheet1.H3:Sheet1.H10</svg:desc>
                </draw:g>
              </table:table-cell>
              <table:table-cell office:value-type="float" office:value="0.00000125">
                <text:p>0.00000125</text:p>
                <draw:g>
                  <svg:desc>Sheet1.I3:Sheet1.I10</svg:desc>
                </draw:g>
              </table:table-cell>
              <table:table-cell office:value-type="float" office:value="0.0025">
                <text:p>0.0025</text:p>
                <draw:g>
                  <svg:desc>Sheet1.J3:Sheet1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00005054534">
                <text:p>0.000005054534</text:p>
              </table:table-cell>
              <table:table-cell office:value-type="float" office:value="0.01492377">
                <text:p>0.01492377</text:p>
              </table:table-cell>
              <table:table-cell office:value-type="float" office:value="0.000007343796">
                <text:p>0.000007343796</text:p>
              </table:table-cell>
              <table:table-cell office:value-type="float" office:value="0.01993999">
                <text:p>0.01993999</text:p>
              </table:table-cell>
              <table:table-cell office:value-type="float" office:value="0.00000015625">
                <text:p>0.00000015625</text:p>
              </table:table-cell>
              <table:table-cell office:value-type="float" office:value="0.000625">
                <text:p>0.000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000571048">
                <text:p>0.000000571048</text:p>
              </table:table-cell>
              <table:table-cell office:value-type="float" office:value="0.002769675">
                <text:p>0.002769675</text:p>
              </table:table-cell>
              <table:table-cell office:value-type="float" office:value="0.000001071154">
                <text:p>0.000001071154</text:p>
              </table:table-cell>
              <table:table-cell office:value-type="float" office:value="0.004210752">
                <text:p>0.004210752</text:p>
              </table:table-cell>
              <table:table-cell office:value-type="float" office:value="0.00000001953125">
                <text:p>0.00000001953125</text:p>
              </table:table-cell>
              <table:table-cell office:value-type="float" office:value="0.00015625">
                <text:p>0.0001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00000009024063">
                <text:p>0.00000009024063</text:p>
              </table:table-cell>
              <table:table-cell office:value-type="float" office:value="0.0006588197">
                <text:p>0.0006588197</text:p>
              </table:table-cell>
              <table:table-cell office:value-type="float" office:value="0.0000002330068">
                <text:p>0.0000002330068</text:p>
              </table:table-cell>
              <table:table-cell office:value-type="float" office:value="0.001068891">
                <text:p>0.001068891</text:p>
              </table:table-cell>
              <table:table-cell office:value-type="float" office:value="0.00000000244140625">
                <text:p>0.00000000244140625</text:p>
              </table:table-cell>
              <table:table-cell office:value-type="float" office:value="0.0000390625">
                <text:p>0.000039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0.00000001255328">
                <text:p>0.00000001255328</text:p>
              </table:table-cell>
              <table:table-cell office:value-type="float" office:value="0.0001599237">
                <text:p>0.0001599237</text:p>
              </table:table-cell>
              <table:table-cell office:value-type="float" office:value="0.00000003451273">
                <text:p>0.00000003451273</text:p>
              </table:table-cell>
              <table:table-cell office:value-type="float" office:value="0.0002647015">
                <text:p>0.0002647015</text:p>
              </table:table-cell>
              <table:table-cell office:value-type="float" office:value="0.00000000030517578125">
                <text:p>0.00000000030517578125</text:p>
              </table:table-cell>
              <table:table-cell office:value-type="float" office:value="0.000009765625">
                <text:p>0.00000976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0.000000001603867">
                <text:p>0.000000001603867</text:p>
              </table:table-cell>
              <table:table-cell office:value-type="float" office:value="0.00003975905">
                <text:p>0.00003975905</text:p>
              </table:table-cell>
              <table:table-cell office:value-type="float" office:value="0.000000004499712">
                <text:p>0.000000004499712</text:p>
              </table:table-cell>
              <table:table-cell office:value-type="float" office:value="0.00006568007">
                <text:p>0.00006568007</text:p>
              </table:table-cell>
              <table:table-cell office:value-type="float" office:value="0.00000000003814697265625">
                <text:p>0.00000000003814697265625</text:p>
              </table:table-cell>
              <table:table-cell office:value-type="float" office:value="0.00000244140625">
                <text:p>0.0000024414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0.0000000002022709">
                <text:p>0.0000000002022709</text:p>
              </table:table-cell>
              <table:table-cell office:value-type="float" office:value="0.000009929343">
                <text:p>0.000009929343</text:p>
              </table:table-cell>
              <table:table-cell office:value-type="float" office:value="0.0000000005692959">
                <text:p>0.0000000005692959</text:p>
              </table:table-cell>
              <table:table-cell office:value-type="float" office:value="0.00001637441">
                <text:p>0.00001637441</text:p>
              </table:table-cell>
              <table:table-cell office:value-type="float" office:value="0.00000000000476837158203125">
                <text:p>0.00000000000476837158203125</text:p>
              </table:table-cell>
              <table:table-cell office:value-type="float" office:value="0.0000006103515625">
                <text:p>0.00000061035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0.00000000002638631">
                <text:p>0.00000000002638631</text:p>
              </table:table-cell>
              <table:table-cell office:value-type="float" office:value="0.000002480477">
                <text:p>0.000002480477</text:p>
              </table:table-cell>
              <table:table-cell office:value-type="float" office:value="0.00000000007294713">
                <text:p>0.00000000007294713</text:p>
              </table:table-cell>
              <table:table-cell office:value-type="float" office:value="0.000004090539">
                <text:p>0.000004090539</text:p>
              </table:table-cell>
              <table:table-cell office:value-type="float" office:value="0.000000000000596046447753906">
                <text:p>0.000000000000596046447753906</text:p>
              </table:table-cell>
              <table:table-cell office:value-type="float" office:value="0.000000152587890625">
                <text:p>0.00000015258789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1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</office:styles>
</office:document-styles>
</file>